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16d" officeooo:paragraph-rsid="000df16d"/>
    </style:style>
    <style:style style:name="P2" style:family="paragraph" style:parent-style-name="Standard">
      <style:text-properties officeooo:rsid="000f8361" officeooo:paragraph-rsid="000f836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0b6c2" officeooo:paragraph-rsid="0010b6c2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officeooo:rsid="000dcb4d"/>
    </style:style>
    <style:style style:name="T3" style:family="text">
      <style:text-properties style:font-name="sans-serif" fo:font-size="15pt" officeooo:rsid="000f8361"/>
    </style:style>
    <style:style style:name="T4" style:family="text">
      <style:text-properties style:font-name="sans-serif" fo:font-size="15pt" officeooo:rsid="0010b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<text:span text:style-name="T2">3</text:span><text:span text:style-name="T1">.Dado el código de ejemplo anterior, contesta a las siguientes cuestiones:</text:span></text:p>
      <text:p text:style-name="P3"><text:span text:style-name="T1"/></text:p>
      <text:p text:style-name="P4"><text:span text:style-name="T1">a) Si recibe SIGINT, se llama a la función manejador.</text:span></text:p>
      <text:p text:style-name="P4"><text:span text:style-name="T1"/></text:p>
      <text:p text:style-name="P4"><text:span text:style-name="T1">b) Aparece al llamar a la función manejador.</text:span></text:p>
      <text:p text:style-name="Standard"><text:span text:style-name="T1"/></text:p>
      <text:p text:style-name="P2"><text:span text:style-name="T1">c) Si no tienes un manejador propio se utiliza el manejador por defecto.</text:span></text:p>
      <text:p text:style-name="P2"><text:span text:style-name="T1"/></text:p>
      <text:p text:style-name="P1"><text:span text:style-name="T1">d) </text:span><text:span text:style-name="T3">(Modificar código y poner captura)</text:span><text:span text:style-name="T1"> </text:span><text:span text:style-name="T4">Para que el manejador capture SIGKILL, intercambiamos SIGINT por SIGKILL en la llamada a sigaction. </text:span><text:span text:style-name="T1">La señal sigkill no se puede capturar, es por eso que nunca entra en ese condiciona</text:span><text:span text:style-name="T4">l y nunca se imprimirá el tex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25:35.958541336</meta:creation-date>
    <meta:generator>LibreOffice/6.1.4.2$Linux_X86_64 LibreOffice_project/10$Build-2</meta:generator>
    <dc:date>2019-03-07T11:55:37.495181699</dc:date>
    <meta:editing-duration>PT37M23S</meta:editing-duration>
    <meta:editing-cycles>3</meta:editing-cycles>
    <meta:document-statistic meta:table-count="0" meta:image-count="0" meta:object-count="0" meta:page-count="1" meta:paragraph-count="5" meta:word-count="85" meta:character-count="497" meta:non-whitespace-character-count="417"/>
  </office:meta>
</office:document-meta>
</file>